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6.993cm" table:align="left"/>
    </style:style>
    <style:style style:name="Tabela1.A" style:family="table-column">
      <style:table-column-properties style:column-width="2.298cm"/>
    </style:style>
    <style:style style:name="Tabela1.B" style:family="table-column">
      <style:table-column-properties style:column-width="4.898cm"/>
    </style:style>
    <style:style style:name="Tabela1.C" style:family="table-column">
      <style:table-column-properties style:column-width="3.598cm"/>
    </style:style>
    <style:style style:name="Tabela1.D" style:family="table-column">
      <style:table-column-properties style:column-width="3.704cm"/>
    </style:style>
    <style:style style:name="Tabela1.E" style:family="table-column">
      <style:table-column-properties style:column-width="2.494cm"/>
    </style:style>
    <style:style style:name="Tabela1.A1" style:family="table-cell">
      <style:table-cell-properties fo:padding="0.097cm" fo:border-left="0.05pt solid #000000" fo:border-right="none" fo:border-top="0.05pt solid #000000" fo:border-bottom="0.05pt solid #000000"/>
    </style:style>
    <style:style style:name="Tabela1.E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E2" style:family="table-cell">
      <style:table-cell-properties fo:padding="0.097cm" fo:border-left="0.05pt solid #000000" fo:border-right="0.05pt solid #000000" fo:border-top="none" fo:border-bottom="0.05pt solid #000000"/>
    </style:style>
    <style:style style:name="Tabela2" style:family="table">
      <style:table-properties style:width="16.993cm" table:align="left"/>
    </style:style>
    <style:style style:name="Tabela2.A" style:family="table-column">
      <style:table-column-properties style:column-width="4.678cm"/>
    </style:style>
    <style:style style:name="Tabela2.B" style:family="table-column">
      <style:table-column-properties style:column-width="3.203cm"/>
    </style:style>
    <style:style style:name="Tabela2.C" style:family="table-column">
      <style:table-column-properties style:column-width="3.041cm"/>
    </style:style>
    <style:style style:name="Tabela2.D" style:family="table-column">
      <style:table-column-properties style:column-width="3.043cm"/>
    </style:style>
    <style:style style:name="Tabela2.E" style:family="table-column">
      <style:table-column-properties style:column-width="3.029cm"/>
    </style:style>
    <style:style style:name="Tabela2.A1" style:family="table-cell">
      <style:table-cell-properties fo:padding="0.097cm" fo:border-left="0.05pt solid #000000" fo:border-right="none" fo:border-top="0.05pt solid #000000" fo:border-bottom="0.05pt solid #000000"/>
    </style:style>
    <style:style style:name="Tabela2.E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style:style>
    <style:style style:name="Tabela4.A" style:family="table-column">
      <style:table-column-properties style:column-width="3.399cm" style:rel-column-width="13106*"/>
    </style:style>
    <style:style style:name="Tabela4.B" style:family="table-column">
      <style:table-column-properties style:column-width="3.401cm" style:rel-column-width="13107*"/>
    </style:style>
    <style:style style:name="Tabela4.E" style:family="table-column">
      <style:table-column-properties style:column-width="3.401cm" style:rel-column-width="13109*"/>
    </style:style>
    <style:style style:name="Tabela4.A1" style:family="table-cell">
      <style:table-cell-properties fo:padding="0.097cm" fo:border-left="0.05pt solid #000000" fo:border-right="none" fo:border-top="0.05pt solid #000000" fo:border-bottom="0.05pt solid #000000"/>
    </style:style>
    <style:style style:name="Tabela4.E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E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style:style>
    <style:style style:name="Tabela3.A" style:family="table-column">
      <style:table-column-properties style:column-width="8.5cm" style:rel-column-width="32767*"/>
    </style:style>
    <style:style style:name="Tabela3.B" style:family="table-column">
      <style:table-column-properties style:column-width="8.5cm" style:rel-column-width="32768*"/>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5" style:family="table">
      <style:table-properties style:width="15.603cm" table:align="left"/>
    </style:style>
    <style:style style:name="Tabela5.A" style:family="table-column">
      <style:table-column-properties style:column-width="2.228cm"/>
    </style:style>
    <style:style style:name="Tabela5.B" style:family="table-column">
      <style:table-column-properties style:column-width="2.23cm"/>
    </style:style>
    <style:style style:name="Tabela5.A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G2" style:family="table-cell">
      <style:table-cell-properties fo:padding="0.097cm" fo:border-left="0.05pt solid #000000" fo:border-right="0.05pt solid #000000" fo:border-top="none" fo:border-bottom="0.05pt solid #000000"/>
    </style:style>
    <style:style style:name="Tabela6" style:family="table">
      <style:table-properties style:width="16.993cm" table:align="left"/>
    </style:style>
    <style:style style:name="Tabela6.A" style:family="table-column">
      <style:table-column-properties style:column-width="2.101cm"/>
    </style:style>
    <style:style style:name="Tabela6.B" style:family="table-column">
      <style:table-column-properties style:column-width="4.507cm"/>
    </style:style>
    <style:style style:name="Tabela6.C" style:family="table-column">
      <style:table-column-properties style:column-width="3.992cm"/>
    </style:style>
    <style:style style:name="Tabela6.D" style:family="table-column">
      <style:table-column-properties style:column-width="4.006cm"/>
    </style:style>
    <style:style style:name="Tabela6.E" style:family="table-column">
      <style:table-column-properties style:column-width="2.388cm"/>
    </style:style>
    <style:style style:name="Tabela6.A1" style:family="table-cell">
      <style:table-cell-properties fo:padding="0.097cm" fo:border-left="0.05pt solid #000000" fo:border-right="none" fo:border-top="0.05pt solid #000000" fo:border-bottom="0.05pt solid #000000"/>
    </style:style>
    <style:style style:name="Tabela6.E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officeooo:rsid="0003d3e9" officeooo:paragraph-rsid="0003d3e9" style:font-weight-asian="bold" style:font-weight-complex="bold"/>
    </style:style>
    <style:style style:name="P3" style:family="paragraph" style:parent-style-name="Standard">
      <style:paragraph-properties fo:text-align="justify" style:justify-single-word="false"/>
      <style:text-properties fo:font-weight="bold" officeooo:rsid="000a4197" officeooo:paragraph-rsid="000a4197" style:font-weight-asian="bold" style:font-weight-complex="bold"/>
    </style:style>
    <style:style style:name="P4" style:family="paragraph" style:parent-style-name="Standard">
      <style:paragraph-properties fo:text-align="justify" style:justify-single-word="false"/>
      <style:text-properties fo:font-weight="bold" officeooo:rsid="000d34b9" officeooo:paragraph-rsid="000d34b9" style:font-weight-asian="bold" style:font-weight-complex="bold"/>
    </style:style>
    <style:style style:name="P5" style:family="paragraph" style:parent-style-name="Standard">
      <style:paragraph-properties fo:text-align="justify" style:justify-single-word="false"/>
      <style:text-properties fo:font-weight="bold" officeooo:rsid="001365f9" officeooo:paragraph-rsid="001365f9" style:font-weight-asian="bold" style:font-weight-complex="bold"/>
    </style:style>
    <style:style style:name="P6" style:family="paragraph" style:parent-style-name="Standard">
      <style:paragraph-properties fo:text-align="justify" style:justify-single-word="false"/>
      <style:text-properties fo:font-weight="bold" officeooo:rsid="001cde28" officeooo:paragraph-rsid="001cde28" style:font-weight-asian="bold" style:font-weight-complex="bold"/>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04e598"/>
    </style:style>
    <style:style style:name="P9" style:family="paragraph" style:parent-style-name="Standard">
      <style:paragraph-properties fo:text-align="justify" style:justify-single-word="false"/>
      <style:text-properties officeooo:paragraph-rsid="001a01e7"/>
    </style:style>
    <style:style style:name="P10" style:family="paragraph" style:parent-style-name="Standard">
      <style:paragraph-properties fo:text-align="justify" style:justify-single-word="false"/>
      <style:text-properties officeooo:rsid="0003d3e9" officeooo:paragraph-rsid="0003d3e9"/>
    </style:style>
    <style:style style:name="P11" style:family="paragraph" style:parent-style-name="Standard">
      <style:paragraph-properties fo:text-align="justify" style:justify-single-word="false"/>
      <style:text-properties fo:font-weight="normal" officeooo:rsid="0003d3e9" officeooo:paragraph-rsid="0003d3e9" style:font-weight-asian="normal" style:font-weight-complex="normal"/>
    </style:style>
    <style:style style:name="P12" style:family="paragraph" style:parent-style-name="Standard">
      <style:paragraph-properties fo:text-align="justify" style:justify-single-word="false"/>
      <style:text-properties fo:font-weight="normal" officeooo:rsid="0004e598" officeooo:paragraph-rsid="0004e598" style:font-weight-asian="normal" style:font-weight-complex="normal"/>
    </style:style>
    <style:style style:name="P13" style:family="paragraph" style:parent-style-name="Standard">
      <style:paragraph-properties fo:text-align="justify" style:justify-single-word="false"/>
      <style:text-properties fo:font-weight="normal" officeooo:paragraph-rsid="00079d83" style:font-weight-asian="normal" style:font-weight-complex="normal"/>
    </style:style>
    <style:style style:name="P14" style:family="paragraph" style:parent-style-name="Standard">
      <style:paragraph-properties fo:text-align="justify" style:justify-single-word="false"/>
      <style:text-properties fo:font-weight="normal" officeooo:rsid="00079d83" officeooo:paragraph-rsid="00079d83" style:font-weight-asian="normal" style:font-weight-complex="normal"/>
    </style:style>
    <style:style style:name="P15" style:family="paragraph" style:parent-style-name="Standard">
      <style:paragraph-properties fo:text-align="justify" style:justify-single-word="false"/>
      <style:text-properties fo:font-weight="normal" officeooo:rsid="000a4197" officeooo:paragraph-rsid="000a4197" style:font-weight-asian="normal" style:font-weight-complex="normal"/>
    </style:style>
    <style:style style:name="P16" style:family="paragraph" style:parent-style-name="Standard">
      <style:paragraph-properties fo:text-align="justify" style:justify-single-word="false"/>
      <style:text-properties fo:font-weight="normal" officeooo:rsid="000d34b9" officeooo:paragraph-rsid="000d34b9" style:font-weight-asian="normal" style:font-weight-complex="normal"/>
    </style:style>
    <style:style style:name="P17" style:family="paragraph" style:parent-style-name="Standard">
      <style:paragraph-properties fo:text-align="justify" style:justify-single-word="false"/>
      <style:text-properties fo:font-weight="normal" officeooo:rsid="001105b1" officeooo:paragraph-rsid="001105b1" style:font-weight-asian="normal" style:font-weight-complex="normal"/>
    </style:style>
    <style:style style:name="P18" style:family="paragraph" style:parent-style-name="Standard">
      <style:paragraph-properties fo:text-align="justify" style:justify-single-word="false"/>
      <style:text-properties fo:font-weight="normal" officeooo:rsid="0014819f" officeooo:paragraph-rsid="0014819f" style:font-weight-asian="normal" style:font-weight-complex="normal"/>
    </style:style>
    <style:style style:name="P19" style:family="paragraph" style:parent-style-name="Standard">
      <style:paragraph-properties fo:text-align="justify" style:justify-single-word="false"/>
      <style:text-properties fo:font-weight="normal" officeooo:rsid="0016ed39" officeooo:paragraph-rsid="0016ed39" style:font-weight-asian="normal" style:font-weight-complex="normal"/>
    </style:style>
    <style:style style:name="P20" style:family="paragraph" style:parent-style-name="Standard">
      <style:paragraph-properties fo:text-align="justify" style:justify-single-word="false"/>
      <style:text-properties fo:font-weight="normal" officeooo:rsid="001a01e7" officeooo:paragraph-rsid="001a01e7" style:font-weight-asian="normal" style:font-weight-complex="normal"/>
    </style:style>
    <style:style style:name="P21" style:family="paragraph" style:parent-style-name="Standard">
      <style:paragraph-properties fo:text-align="justify" style:justify-single-word="false"/>
      <style:text-properties fo:font-weight="normal" officeooo:rsid="001cde28" officeooo:paragraph-rsid="001cde28" style:font-weight-asian="normal" style:font-weight-complex="normal"/>
    </style:style>
    <style:style style:name="P22" style:family="paragraph" style:parent-style-name="Standard">
      <style:paragraph-properties fo:text-align="justify" style:justify-single-word="false"/>
      <style:text-properties fo:font-style="normal" fo:font-weight="normal" officeooo:rsid="0004e598" officeooo:paragraph-rsid="0004e598"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font-style="normal" fo:font-weight="normal" officeooo:rsid="00079d83" officeooo:paragraph-rsid="00079d83"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fo:font-style="normal" fo:font-weight="normal" officeooo:rsid="000d34b9" officeooo:paragraph-rsid="000d34b9"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font-style="normal" fo:font-weight="normal" officeooo:rsid="001205f9" officeooo:paragraph-rsid="001105b1"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font-style="normal" fo:font-weight="normal" officeooo:rsid="001205f9" officeooo:paragraph-rsid="001205f9"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font-style="normal" fo:font-weight="normal" officeooo:rsid="001365f9" officeooo:paragraph-rsid="001365f9"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fo:font-style="normal" fo:font-weight="normal" officeooo:rsid="001105b1" officeooo:paragraph-rsid="001105b1"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fo:font-weight="normal" officeooo:rsid="0016ed39" officeooo:paragraph-rsid="0016ed39"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normal" officeooo:rsid="00193b77" officeooo:paragraph-rsid="0016ed39"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fo:font-weight="normal" officeooo:rsid="00193b77" officeooo:paragraph-rsid="00193b77"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fo:font-weight="normal" officeooo:rsid="001a01e7" officeooo:paragraph-rsid="001a01e7"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fo:font-weight="normal" officeooo:rsid="001b781f" officeooo:paragraph-rsid="001a01e7"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fo:font-weight="normal" officeooo:rsid="001b781f" officeooo:paragraph-rsid="001cde28"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fo:font-weight="normal" officeooo:rsid="00280c4c" officeooo:paragraph-rsid="00280c4c"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fo:font-weight="normal" officeooo:rsid="00292833" officeooo:paragraph-rsid="00292833"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fo:font-weight="bold" officeooo:rsid="00079d83" officeooo:paragraph-rsid="00079d83" style:font-style-asian="normal" style:font-weight-asian="bold" style:font-style-complex="normal" style:font-weight-complex="bold"/>
    </style:style>
    <style:style style:name="P38" style:family="paragraph" style:parent-style-name="Standard">
      <style:paragraph-properties fo:text-align="justify" style:justify-single-word="false"/>
      <style:text-properties fo:font-style="normal" fo:font-weight="bold" officeooo:rsid="001105b1" officeooo:paragraph-rsid="001105b1" style:font-style-asian="normal" style:font-weight-asian="bold" style:font-style-complex="normal" style:font-weight-complex="bold"/>
    </style:style>
    <style:style style:name="P39" style:family="paragraph" style:parent-style-name="Standard">
      <style:paragraph-properties fo:text-align="justify" style:justify-single-word="false"/>
      <style:text-properties fo:font-style="normal" fo:font-weight="bold" officeooo:rsid="001205f9" officeooo:paragraph-rsid="001205f9" style:font-style-asian="normal" style:font-weight-asian="bold" style:font-style-complex="normal" style:font-weight-complex="bold"/>
    </style:style>
    <style:style style:name="P40" style:family="paragraph" style:parent-style-name="Standard">
      <style:paragraph-properties fo:text-align="justify" style:justify-single-word="false"/>
      <style:text-properties fo:font-style="normal" fo:font-weight="bold" officeooo:rsid="001205f9" officeooo:paragraph-rsid="001365f9" style:font-style-asian="normal" style:font-weight-asian="bold" style:font-style-complex="normal" style:font-weight-complex="bold"/>
    </style:style>
    <style:style style:name="P41" style:family="paragraph" style:parent-style-name="Standard">
      <style:paragraph-properties fo:text-align="justify" style:justify-single-word="false"/>
      <style:text-properties fo:font-style="normal" fo:font-weight="bold" officeooo:rsid="001365f9" officeooo:paragraph-rsid="001365f9" style:font-style-asian="normal" style:font-weight-asian="bold" style:font-style-complex="normal" style:font-weight-complex="bold"/>
    </style:style>
    <style:style style:name="P42" style:family="paragraph" style:parent-style-name="Standard">
      <style:paragraph-properties fo:text-align="justify" style:justify-single-word="false"/>
      <style:text-properties fo:font-style="normal" fo:font-weight="bold" officeooo:rsid="00156099" officeooo:paragraph-rsid="00156099" style:font-style-asian="normal" style:font-weight-asian="bold" style:font-style-complex="normal" style:font-weight-complex="bold"/>
    </style:style>
    <style:style style:name="P43" style:family="paragraph" style:parent-style-name="Standard">
      <style:paragraph-properties fo:text-align="justify" style:justify-single-word="false"/>
      <style:text-properties fo:font-style="normal" fo:font-weight="bold" officeooo:rsid="001a01e7" officeooo:paragraph-rsid="001a01e7" style:font-style-asian="normal" style:font-weight-asian="bold" style:font-style-complex="normal" style:font-weight-complex="bold"/>
    </style:style>
    <style:style style:name="P44" style:family="paragraph" style:parent-style-name="Standard">
      <style:paragraph-properties fo:text-align="justify" style:justify-single-word="false"/>
      <style:text-properties fo:font-style="normal" fo:font-weight="bold" officeooo:rsid="001b781f" officeooo:paragraph-rsid="001cde28" style:font-style-asian="normal" style:font-weight-asian="bold" style:font-style-complex="normal" style:font-weight-complex="bold"/>
    </style:style>
    <style:style style:name="P45" style:family="paragraph" style:parent-style-name="Standard">
      <style:paragraph-properties fo:text-align="justify" style:justify-single-word="false"/>
      <style:text-properties fo:font-style="normal" fo:font-weight="bold" officeooo:rsid="00280c4c" officeooo:paragraph-rsid="00280c4c" style:font-style-asian="normal" style:font-weight-asian="bold" style:font-style-complex="normal" style:font-weight-complex="bold"/>
    </style:style>
    <style:style style:name="P46" style:family="paragraph" style:parent-style-name="Table_20_Contents">
      <style:paragraph-properties fo:text-align="justify" style:justify-single-word="false"/>
    </style:style>
    <style:style style:name="P47" style:family="paragraph" style:parent-style-name="Table_20_Contents">
      <style:paragraph-properties fo:text-align="justify" style:justify-single-word="false"/>
      <style:text-properties fo:font-weight="bold" officeooo:rsid="0003d3e9" officeooo:paragraph-rsid="0003d3e9" style:font-weight-asian="bold" style:font-weight-complex="bold"/>
    </style:style>
    <style:style style:name="P48" style:family="paragraph" style:parent-style-name="Table_20_Contents">
      <style:paragraph-properties fo:text-align="center" style:justify-single-word="false"/>
      <style:text-properties fo:font-weight="bold" officeooo:rsid="0003d3e9" officeooo:paragraph-rsid="0003d3e9" style:font-weight-asian="bold" style:font-weight-complex="bold"/>
    </style:style>
    <style:style style:name="P49" style:family="paragraph" style:parent-style-name="Table_20_Contents">
      <style:paragraph-properties fo:text-align="justify" style:justify-single-word="false"/>
      <style:text-properties fo:font-weight="bold" officeooo:rsid="0004e598" officeooo:paragraph-rsid="0004e598" style:font-weight-asian="bold" style:font-weight-complex="bold"/>
    </style:style>
    <style:style style:name="P50" style:family="paragraph" style:parent-style-name="Table_20_Contents">
      <style:paragraph-properties fo:text-align="center" style:justify-single-word="false"/>
      <style:text-properties fo:font-weight="bold" officeooo:rsid="0004e598" officeooo:paragraph-rsid="0004e598" style:font-weight-asian="bold" style:font-weight-complex="bold"/>
    </style:style>
    <style:style style:name="P51" style:family="paragraph" style:parent-style-name="Table_20_Contents">
      <style:paragraph-properties fo:text-align="justify" style:justify-single-word="false"/>
      <style:text-properties fo:font-weight="bold" officeooo:rsid="0005c59b" officeooo:paragraph-rsid="0005c59b" style:font-weight-asian="bold" style:font-weight-complex="bold"/>
    </style:style>
    <style:style style:name="P52" style:family="paragraph" style:parent-style-name="Table_20_Contents">
      <style:paragraph-properties fo:text-align="center" style:justify-single-word="false"/>
      <style:text-properties fo:font-weight="bold" officeooo:rsid="0005c59b" officeooo:paragraph-rsid="0005c59b" style:font-weight-asian="bold" style:font-weight-complex="bold"/>
    </style:style>
    <style:style style:name="P53" style:family="paragraph" style:parent-style-name="Table_20_Contents">
      <style:paragraph-properties fo:text-align="center" style:justify-single-word="false"/>
      <style:text-properties fo:font-weight="bold" officeooo:rsid="000825f8" officeooo:paragraph-rsid="000825f8" style:font-weight-asian="bold" style:font-weight-complex="bold"/>
    </style:style>
    <style:style style:name="P54" style:family="paragraph" style:parent-style-name="Table_20_Contents">
      <style:paragraph-properties fo:text-align="justify" style:justify-single-word="false"/>
      <style:text-properties fo:font-weight="bold" officeooo:rsid="00096770" officeooo:paragraph-rsid="00096770" style:font-weight-asian="bold" style:font-weight-complex="bold"/>
    </style:style>
    <style:style style:name="P55" style:family="paragraph" style:parent-style-name="Table_20_Contents">
      <style:paragraph-properties fo:text-align="center" style:justify-single-word="false"/>
      <style:text-properties fo:font-weight="bold" officeooo:rsid="00108fc6" officeooo:paragraph-rsid="00108fc6" style:font-weight-asian="bold" style:font-weight-complex="bold"/>
    </style:style>
    <style:style style:name="P56" style:family="paragraph" style:parent-style-name="Table_20_Contents">
      <style:paragraph-properties fo:text-align="center" style:justify-single-word="false"/>
      <style:text-properties fo:font-weight="bold" officeooo:rsid="001cde28" officeooo:paragraph-rsid="001cde28" style:font-weight-asian="bold" style:font-weight-complex="bold"/>
    </style:style>
    <style:style style:name="P57" style:family="paragraph" style:parent-style-name="Table_20_Contents">
      <style:paragraph-properties fo:text-align="justify" style:justify-single-word="false"/>
      <style:text-properties officeooo:rsid="0003d3e9" officeooo:paragraph-rsid="0003d3e9"/>
    </style:style>
    <style:style style:name="P58" style:family="paragraph" style:parent-style-name="Table_20_Contents">
      <style:paragraph-properties fo:text-align="center" style:justify-single-word="false"/>
      <style:text-properties officeooo:rsid="0003d3e9" officeooo:paragraph-rsid="0003d3e9"/>
    </style:style>
    <style:style style:name="P59" style:family="paragraph" style:parent-style-name="Table_20_Contents">
      <style:paragraph-properties fo:text-align="justify" style:justify-single-word="false"/>
      <style:text-properties fo:font-weight="normal" officeooo:rsid="0003d3e9" officeooo:paragraph-rsid="0003d3e9" style:font-weight-asian="normal" style:font-weight-complex="normal"/>
    </style:style>
    <style:style style:name="P60" style:family="paragraph" style:parent-style-name="Table_20_Contents">
      <style:paragraph-properties fo:text-align="justify" style:justify-single-word="false"/>
      <style:text-properties officeooo:rsid="0004e598" officeooo:paragraph-rsid="0004e598"/>
    </style:style>
    <style:style style:name="P61" style:family="paragraph" style:parent-style-name="Table_20_Contents">
      <style:paragraph-properties fo:text-align="center" style:justify-single-word="false"/>
      <style:text-properties officeooo:rsid="0004e598" officeooo:paragraph-rsid="0004e598"/>
    </style:style>
    <style:style style:name="P62" style:family="paragraph" style:parent-style-name="Table_20_Contents">
      <style:paragraph-properties fo:text-align="center" style:justify-single-word="false"/>
    </style:style>
    <style:style style:name="P63" style:family="paragraph" style:parent-style-name="Table_20_Contents">
      <style:paragraph-properties fo:text-align="center" style:justify-single-word="false"/>
      <style:text-properties officeooo:paragraph-rsid="0003d3e9"/>
    </style:style>
    <style:style style:name="P64" style:family="paragraph" style:parent-style-name="Table_20_Contents">
      <style:paragraph-properties fo:text-align="justify" style:justify-single-word="false"/>
      <style:text-properties officeooo:rsid="0005c59b" officeooo:paragraph-rsid="0005c59b"/>
    </style:style>
    <style:style style:name="P65" style:family="paragraph" style:parent-style-name="Table_20_Contents">
      <style:paragraph-properties fo:text-align="center" style:justify-single-word="false"/>
      <style:text-properties officeooo:rsid="0005c59b" officeooo:paragraph-rsid="0005c59b"/>
    </style:style>
    <style:style style:name="P66" style:family="paragraph" style:parent-style-name="Table_20_Contents">
      <style:paragraph-properties fo:text-align="start" style:justify-single-word="false"/>
      <style:text-properties officeooo:rsid="0005c59b" officeooo:paragraph-rsid="0005c59b"/>
    </style:style>
    <style:style style:name="P67" style:family="paragraph" style:parent-style-name="Table_20_Contents">
      <style:paragraph-properties fo:text-align="justify" style:justify-single-word="false"/>
      <style:text-properties officeooo:rsid="000825f8" officeooo:paragraph-rsid="000825f8"/>
    </style:style>
    <style:style style:name="P68" style:family="paragraph" style:parent-style-name="Table_20_Contents">
      <style:paragraph-properties fo:text-align="center" style:justify-single-word="false"/>
      <style:text-properties officeooo:rsid="000825f8" officeooo:paragraph-rsid="000825f8"/>
    </style:style>
    <style:style style:name="P69" style:family="paragraph" style:parent-style-name="Table_20_Contents">
      <style:paragraph-properties fo:text-align="justify" style:justify-single-word="false"/>
      <style:text-properties officeooo:rsid="00096770" officeooo:paragraph-rsid="00096770"/>
    </style:style>
    <style:style style:name="P70" style:family="paragraph" style:parent-style-name="Table_20_Contents">
      <style:paragraph-properties fo:text-align="center" style:justify-single-word="false"/>
      <style:text-properties officeooo:rsid="00096770" officeooo:paragraph-rsid="00096770"/>
    </style:style>
    <style:style style:name="P71" style:family="paragraph" style:parent-style-name="Table_20_Contents">
      <style:paragraph-properties fo:text-align="start" style:justify-single-word="false"/>
      <style:text-properties officeooo:rsid="00096770" officeooo:paragraph-rsid="00096770"/>
    </style:style>
    <style:style style:name="P72" style:family="paragraph" style:parent-style-name="Table_20_Contents">
      <style:paragraph-properties fo:text-align="center" style:justify-single-word="false"/>
      <style:text-properties officeooo:rsid="00108fc6" officeooo:paragraph-rsid="00108fc6"/>
    </style:style>
    <style:style style:name="P73" style:family="paragraph" style:parent-style-name="Table_20_Contents">
      <style:paragraph-properties fo:text-align="center" style:justify-single-word="false"/>
      <style:text-properties officeooo:rsid="00156099" officeooo:paragraph-rsid="00156099"/>
    </style:style>
    <style:style style:name="P74" style:family="paragraph" style:parent-style-name="Table_20_Contents">
      <style:paragraph-properties fo:text-align="center" style:justify-single-word="false"/>
      <style:text-properties officeooo:rsid="001cde28" officeooo:paragraph-rsid="001cde28"/>
    </style:style>
    <style:style style:name="P75" style:family="paragraph" style:parent-style-name="Standard" style:list-style-name="L1">
      <style:paragraph-properties fo:text-align="justify" style:justify-single-word="false"/>
      <style:text-properties fo:font-style="normal" fo:font-weight="normal" officeooo:rsid="001365f9" officeooo:paragraph-rsid="001365f9" style:font-style-asian="normal" style:font-weight-asian="normal" style:font-style-complex="normal" style:font-weight-complex="normal"/>
    </style:style>
    <style:style style:name="T1" style:family="text">
      <style:text-properties officeooo:rsid="0003d3e9"/>
    </style:style>
    <style:style style:name="T2" style:family="text">
      <style:text-properties fo:font-style="italic" style:font-style-asian="italic" style:font-style-complex="italic"/>
    </style:style>
    <style:style style:name="T3" style:family="text">
      <style:text-properties fo:font-style="italic" officeooo:rsid="00079d83" style:font-style-asian="italic" style:font-style-complex="italic"/>
    </style:style>
    <style:style style:name="T4" style:family="text">
      <style:text-properties fo:font-style="italic" officeooo:rsid="00096770"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79d83" style:font-style-asian="normal" style:font-style-complex="normal"/>
    </style:style>
    <style:style style:name="T7" style:family="text">
      <style:text-properties fo:font-style="normal" officeooo:rsid="00096770" style:font-style-asian="normal" style:font-style-complex="normal"/>
    </style:style>
    <style:style style:name="T8" style:family="text">
      <style:text-properties fo:font-style="normal" officeooo:rsid="001205f9" style:font-style-asian="normal" style:font-style-complex="normal"/>
    </style:style>
    <style:style style:name="T9" style:family="text">
      <style:text-properties fo:font-style="normal" officeooo:rsid="0014a72e" style:font-style-asian="normal" style:font-style-complex="normal"/>
    </style:style>
    <style:style style:name="T10" style:family="text">
      <style:text-properties fo:font-style="normal" officeooo:rsid="001866da" style:font-style-asian="normal" style:font-style-complex="normal"/>
    </style:style>
    <style:style style:name="T11" style:family="text">
      <style:text-properties fo:font-style="normal" officeooo:rsid="001b781f" style:font-style-asian="normal" style:font-style-complex="normal"/>
    </style:style>
    <style:style style:name="T12" style:family="text">
      <style:text-properties fo:font-style="normal" officeooo:rsid="001eb4b9" style:font-style-asian="normal" style:font-style-complex="normal"/>
    </style:style>
    <style:style style:name="T13" style:family="text">
      <style:text-properties fo:font-style="normal" officeooo:rsid="001ff2b8" style:font-style-asian="normal" style:font-style-complex="normal"/>
    </style:style>
    <style:style style:name="T14" style:family="text">
      <style:text-properties fo:font-style="normal" officeooo:rsid="0023806d"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officeooo:rsid="0004e598" style:font-style-asian="normal" style:font-weight-asian="normal" style:font-style-complex="normal" style:font-weight-complex="normal"/>
    </style:style>
    <style:style style:name="T17" style:family="text">
      <style:text-properties fo:font-style="normal" fo:font-weight="normal" officeooo:rsid="0008f4a5" style:font-style-asian="normal" style:font-weight-asian="normal" style:font-style-complex="normal" style:font-weight-complex="normal"/>
    </style:style>
    <style:style style:name="T18" style:family="text">
      <style:text-properties fo:font-style="normal" fo:font-weight="normal" officeooo:rsid="001a01e7" style:font-style-asian="normal" style:font-weight-asian="normal" style:font-style-complex="normal" style:font-weight-complex="normal"/>
    </style:style>
    <style:style style:name="T19" style:family="text">
      <style:text-properties fo:font-style="normal" fo:font-weight="normal" officeooo:rsid="001a972e" style:font-style-asian="normal" style:font-weight-asian="normal" style:font-style-complex="normal" style:font-weight-complex="normal"/>
    </style:style>
    <style:style style:name="T20" style:family="text">
      <style:text-properties fo:font-style="normal" fo:font-weight="normal" officeooo:rsid="001b781f" style:font-style-asian="normal" style:font-weight-asian="normal" style:font-style-complex="normal" style:font-weight-complex="normal"/>
    </style:style>
    <style:style style:name="T21" style:family="text">
      <style:text-properties officeooo:rsid="0005c59b"/>
    </style:style>
    <style:style style:name="T22" style:family="text">
      <style:text-properties officeooo:rsid="000bde14"/>
    </style:style>
    <style:style style:name="T23" style:family="text">
      <style:text-properties officeooo:rsid="00156099"/>
    </style:style>
    <style:style style:name="T24" style:family="text">
      <style:text-properties officeooo:rsid="00160ff8"/>
    </style:style>
    <style:style style:name="T25" style:family="text">
      <style:text-properties officeooo:rsid="0029283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tributos</text:p>
      <text:p text:style-name="P7"><text:span text:style-name="T1">O</text:span>s Personagens possuirão 10<text:span text:style-name="T24">0</text:span> pontos para distribuir em seus 8 Atributos, sem contar com modificações posteriores. Coloque estes valores ao lado de cada Atributo correspondente, onde está escrito Valor Original. A segunda coluna, Valores Modificados só deve ser preenchida se o Personagem possui algum tipo de Aprimoramento, Perícia ou Equipamento que modifique tais valores. Os números de Teste são usados para fazer testes referentes a um determinado Atributo. Para encontrar o Valor de Teste, multiplique o Atributo por QUATRO.</text:p>
      <text:p text:style-name="P10"/>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48">Abreviação</text:p>
          </table:table-cell>
          <table:table-cell table:style-name="Tabela1.A1" office:value-type="string">
            <text:p text:style-name="P48">Atributo</text:p>
          </table:table-cell>
          <table:table-cell table:style-name="Tabela1.A1" office:value-type="string">
            <text:p text:style-name="P48">Valor Original</text:p>
          </table:table-cell>
          <table:table-cell table:style-name="Tabela1.A1" office:value-type="string">
            <text:p text:style-name="P48">Valor Modificado</text:p>
          </table:table-cell>
          <table:table-cell table:style-name="Tabela1.E1" office:value-type="string">
            <text:p text:style-name="P48">Teste</text:p>
          </table:table-cell>
        </table:table-row>
        <table:table-row>
          <table:table-cell table:style-name="Tabela1.A2" office:value-type="string">
            <text:p text:style-name="P59">CON</text:p>
          </table:table-cell>
          <table:table-cell table:style-name="Tabela1.A2" office:value-type="string">
            <text:p text:style-name="P57">Constituição</text:p>
          </table:table-cell>
          <table:table-cell table:style-name="Tabela1.A2" office:value-type="string">
            <text:p text:style-name="P73">10</text:p>
          </table:table-cell>
          <table:table-cell table:style-name="Tabela1.A2" office:value-type="string">
            <text:p text:style-name="P58">10</text:p>
          </table:table-cell>
          <table:table-cell table:style-name="Tabela1.E2" office:value-type="string">
            <text:p text:style-name="P58">40%</text:p>
          </table:table-cell>
        </table:table-row>
        <table:table-row>
          <table:table-cell table:style-name="Tabela1.A2" office:value-type="string">
            <text:p text:style-name="P59">FR</text:p>
          </table:table-cell>
          <table:table-cell table:style-name="Tabela1.A2" office:value-type="string">
            <text:p text:style-name="P57">Força</text:p>
          </table:table-cell>
          <table:table-cell table:style-name="Tabela1.A2" office:value-type="string">
            <text:p text:style-name="P58">11</text:p>
          </table:table-cell>
          <table:table-cell table:style-name="Tabela1.A2" office:value-type="string">
            <text:p text:style-name="P58">11</text:p>
          </table:table-cell>
          <table:table-cell table:style-name="Tabela1.E2" office:value-type="string">
            <text:p text:style-name="P58">44%</text:p>
          </table:table-cell>
        </table:table-row>
        <table:table-row>
          <table:table-cell table:style-name="Tabela1.A2" office:value-type="string">
            <text:p text:style-name="P59">DEX</text:p>
          </table:table-cell>
          <table:table-cell table:style-name="Tabela1.A2" office:value-type="string">
            <text:p text:style-name="P57">Destreza</text:p>
          </table:table-cell>
          <table:table-cell table:style-name="Tabela1.A2" office:value-type="string">
            <text:p text:style-name="P58">13</text:p>
          </table:table-cell>
          <table:table-cell table:style-name="Tabela1.A2" office:value-type="string">
            <text:p text:style-name="P58">13</text:p>
          </table:table-cell>
          <table:table-cell table:style-name="Tabela1.E2" office:value-type="string">
            <text:p text:style-name="P58">52%</text:p>
          </table:table-cell>
        </table:table-row>
        <table:table-row>
          <table:table-cell table:style-name="Tabela1.A2" office:value-type="string">
            <text:p text:style-name="P59">AGI</text:p>
          </table:table-cell>
          <table:table-cell table:style-name="Tabela1.A2" office:value-type="string">
            <text:p text:style-name="P57">Agilidade</text:p>
          </table:table-cell>
          <table:table-cell table:style-name="Tabela1.A2" office:value-type="string">
            <text:p text:style-name="P58">12</text:p>
          </table:table-cell>
          <table:table-cell table:style-name="Tabela1.A2" office:value-type="string">
            <text:p text:style-name="P58">12</text:p>
          </table:table-cell>
          <table:table-cell table:style-name="Tabela1.E2" office:value-type="string">
            <text:p text:style-name="P58">48%</text:p>
          </table:table-cell>
        </table:table-row>
        <table:table-row>
          <table:table-cell table:style-name="Tabela1.A2" office:value-type="string">
            <text:p text:style-name="P59">INT</text:p>
          </table:table-cell>
          <table:table-cell table:style-name="Tabela1.A2" office:value-type="string">
            <text:p text:style-name="P57">Inteligência</text:p>
          </table:table-cell>
          <table:table-cell table:style-name="Tabela1.A2" office:value-type="string">
            <text:p text:style-name="P58">1<text:span text:style-name="T21">7</text:span></text:p>
          </table:table-cell>
          <table:table-cell table:style-name="Tabela1.A2" office:value-type="string">
            <text:p text:style-name="P58">1<text:span text:style-name="T21">7</text:span></text:p>
          </table:table-cell>
          <table:table-cell table:style-name="Tabela1.E2" office:value-type="string">
            <text:p text:style-name="P58">68%</text:p>
          </table:table-cell>
        </table:table-row>
        <table:table-row>
          <table:table-cell table:style-name="Tabela1.A2" office:value-type="string">
            <text:p text:style-name="P59">WILL</text:p>
          </table:table-cell>
          <table:table-cell table:style-name="Tabela1.A2" office:value-type="string">
            <text:p text:style-name="P57">Vontade</text:p>
          </table:table-cell>
          <table:table-cell table:style-name="Tabela1.A2" office:value-type="string">
            <text:p text:style-name="P58">9</text:p>
          </table:table-cell>
          <table:table-cell table:style-name="Tabela1.A2" office:value-type="string">
            <text:p text:style-name="P58">9</text:p>
          </table:table-cell>
          <table:table-cell table:style-name="Tabela1.E2" office:value-type="string">
            <text:p text:style-name="P58">36%</text:p>
          </table:table-cell>
        </table:table-row>
        <table:table-row>
          <table:table-cell table:style-name="Tabela1.A2" office:value-type="string">
            <text:p text:style-name="P59">PER</text:p>
          </table:table-cell>
          <table:table-cell table:style-name="Tabela1.A2" office:value-type="string">
            <text:p text:style-name="P57">Percepção</text:p>
          </table:table-cell>
          <table:table-cell table:style-name="Tabela1.A2" office:value-type="string">
            <text:p text:style-name="P58">1<text:span text:style-name="T23">5</text:span></text:p>
          </table:table-cell>
          <table:table-cell table:style-name="Tabela1.A2" office:value-type="string">
            <text:p text:style-name="P58">1<text:span text:style-name="T23">5</text:span></text:p>
          </table:table-cell>
          <table:table-cell table:style-name="Tabela1.E2" office:value-type="string">
            <text:p text:style-name="P63"><text:span text:style-name="T21">6</text:span><text:span text:style-name="T23">0</text:span><text:span text:style-name="T1">%</text:span></text:p>
          </table:table-cell>
        </table:table-row>
        <table:table-row>
          <table:table-cell table:style-name="Tabela1.A2" office:value-type="string">
            <text:p text:style-name="P59">CAR</text:p>
          </table:table-cell>
          <table:table-cell table:style-name="Tabela1.A2" office:value-type="string">
            <text:p text:style-name="P57">Carisma</text:p>
          </table:table-cell>
          <table:table-cell table:style-name="Tabela1.A2" office:value-type="string">
            <text:p text:style-name="P58">13</text:p>
          </table:table-cell>
          <table:table-cell table:style-name="Tabela1.A2" office:value-type="string">
            <text:p text:style-name="P58">13</text:p>
          </table:table-cell>
          <table:table-cell table:style-name="Tabela1.E2" office:value-type="string">
            <text:p text:style-name="P58">52%</text:p>
          </table:table-cell>
        </table:table-row>
        <table:table-row>
          <table:table-cell table:style-name="Tabela1.A2" office:value-type="string">
            <text:p text:style-name="P47">Total</text:p>
          </table:table-cell>
          <table:table-cell table:style-name="Tabela1.E2" table:number-columns-spanned="4" office:value-type="string">
            <text:p text:style-name="P57">10<text:span text:style-name="T23">0</text:span></text:p>
          </table:table-cell>
          <table:covered-table-cell/>
          <table:covered-table-cell/>
          <table:covered-table-cell/>
        </table:table-row>
      </table:table>
      <text:p text:style-name="P7"/>
      <text:p text:style-name="P2">Perícias</text:p>
      <text:p text:style-name="P11">Os pontos de Perícia são calculados da seguinte maneira: <text:span text:style-name="T2">Pontos = 10 x Idade + 5 x INT.</text:span></text:p>
      <text:p text:style-name="P12">O jogador poderá distribuir esses pontos entre as perícias disponíveis de acordo com a campanha. Nenhuma perícia poderá ter um valor inicial maior que 50 + valor do atributo e nenhum jogador poderá começar com mais de 500 pontos por século de vida. </text:p>
      <text:p text:style-name="P12">Perícias descritas como<text:span text:style-name="T2"> Nome (Atributo)</text:span><text:span text:style-name="T5"> indicam que seu valor inicial é igual ao valor daquele atributo. Perícias descritas como </text:span><text:span text:style-name="T2">Nome(0)</text:span><text:span text:style-name="T5"> começam com o valor zerado. </text:span><text:span text:style-name="T2">Sub Grupos </text:span><text:span text:style-name="T5">de perícias como </text:span><text:span text:style-name="T2">Espadas </text:span><text:span text:style-name="T5">são limitados ao valor máximo da perícia pai, neste caso </text:span><text:span text:style-name="T2">Combate</text:span><text:span text:style-name="T5">.</text:span></text:p>
      <text:p text:style-name="P22"/>
      <text:p text:style-name="P8"><text:span text:style-name="T16">Thomas Ferguson possui </text:span><text:span text:style-name="T17">30</text:span><text:span text:style-name="T16"> anos e INT 17 (385 Pts no total).</text:span></text:p>
      <text:p text:style-name="P22"/>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49">Perícia</text:p>
          </table:table-cell>
          <table:table-cell table:style-name="Tabela2.A1" office:value-type="string">
            <text:p text:style-name="P50">Gasto</text:p>
          </table:table-cell>
          <table:table-cell table:style-name="Tabela2.A1" office:value-type="string">
            <text:p text:style-name="P50">Atributo</text:p>
          </table:table-cell>
          <table:table-cell table:style-name="Tabela2.A1" office:value-type="string">
            <text:p text:style-name="P52">Valor Atrb.</text:p>
          </table:table-cell>
          <table:table-cell table:style-name="Tabela2.E1" office:value-type="string">
            <text:p text:style-name="P50">Total</text:p>
          </table:table-cell>
        </table:table-row>
        <table:table-row>
          <table:table-cell table:style-name="Tabela2.A2" office:value-type="string">
            <text:p text:style-name="P60">Combate</text:p>
          </table:table-cell>
          <table:table-cell table:style-name="Tabela2.A2" office:value-type="string">
            <text:p text:style-name="P61">50</text:p>
          </table:table-cell>
          <table:table-cell table:style-name="Tabela2.A2" office:value-type="string">
            <text:p text:style-name="P62">-</text:p>
          </table:table-cell>
          <table:table-cell table:style-name="Tabela2.A2" office:value-type="string">
            <text:p text:style-name="P62">-</text:p>
          </table:table-cell>
          <table:table-cell table:style-name="Tabela2.E2" office:value-type="string">
            <text:p text:style-name="P61">50%</text:p>
          </table:table-cell>
        </table:table-row>
        <table:table-row>
          <table:table-cell table:style-name="Tabela2.A2" office:value-type="string">
            <text:p text:style-name="P60">- Pistola</text:p>
          </table:table-cell>
          <table:table-cell table:style-name="Tabela2.A2" office:value-type="string">
            <text:p text:style-name="P61">37</text:p>
          </table:table-cell>
          <table:table-cell table:style-name="Tabela2.A2" office:value-type="string">
            <text:p text:style-name="P65">DEX</text:p>
          </table:table-cell>
          <table:table-cell table:style-name="Tabela2.A2" office:value-type="string">
            <text:p text:style-name="P65">13</text:p>
          </table:table-cell>
          <table:table-cell table:style-name="Tabela2.E2" office:value-type="string">
            <text:p text:style-name="P61">50%</text:p>
          </table:table-cell>
        </table:table-row>
        <table:table-row>
          <table:table-cell table:style-name="Tabela2.A2" office:value-type="string">
            <text:p text:style-name="P64">Ciências</text:p>
          </table:table-cell>
          <table:table-cell table:style-name="Tabela2.A2" office:value-type="string">
            <text:p text:style-name="P65">40</text:p>
          </table:table-cell>
          <table:table-cell table:style-name="Tabela2.A2" office:value-type="string">
            <text:p text:style-name="P62">-</text:p>
          </table:table-cell>
          <table:table-cell table:style-name="Tabela2.A2" office:value-type="string">
            <text:p text:style-name="P62">-</text:p>
          </table:table-cell>
          <table:table-cell table:style-name="Tabela2.E2" office:value-type="string">
            <text:p text:style-name="P65">40%</text:p>
          </table:table-cell>
        </table:table-row>
        <table:table-row>
          <table:table-cell table:style-name="Tabela2.A2" office:value-type="string">
            <text:p text:style-name="P46">- <text:span text:style-name="T21">Direito</text:span></text:p>
          </table:table-cell>
          <table:table-cell table:style-name="Tabela2.A2" office:value-type="string">
            <text:p text:style-name="P65">33</text:p>
          </table:table-cell>
          <table:table-cell table:style-name="Tabela2.A2" office:value-type="string">
            <text:p text:style-name="P65">INT</text:p>
          </table:table-cell>
          <table:table-cell table:style-name="Tabela2.A2" office:value-type="string">
            <text:p text:style-name="P65">17</text:p>
          </table:table-cell>
          <table:table-cell table:style-name="Tabela2.E2" office:value-type="string">
            <text:p text:style-name="P65">40%</text:p>
          </table:table-cell>
        </table:table-row>
        <table:table-row>
          <table:table-cell table:style-name="Tabela2.A2" office:value-type="string">
            <text:p text:style-name="P46">- <text:span text:style-name="T21">Literatura</text:span></text:p>
          </table:table-cell>
          <table:table-cell table:style-name="Tabela2.A2" office:value-type="string">
            <text:p text:style-name="P65">2</text:p>
          </table:table-cell>
          <table:table-cell table:style-name="Tabela2.A2" office:value-type="string">
            <text:p text:style-name="P65">INT</text:p>
          </table:table-cell>
          <table:table-cell table:style-name="Tabela2.A2" office:value-type="string">
            <text:p text:style-name="P65">17</text:p>
          </table:table-cell>
          <table:table-cell table:style-name="Tabela2.E2" office:value-type="string">
            <text:p text:style-name="P65">15%</text:p>
          </table:table-cell>
        </table:table-row>
        <table:table-row>
          <table:table-cell table:style-name="Tabela2.A2" office:value-type="string">
            <text:p text:style-name="P46">- <text:span text:style-name="T21">Teologia</text:span></text:p>
          </table:table-cell>
          <table:table-cell table:style-name="Tabela2.A2" office:value-type="string">
            <text:p text:style-name="P65">33</text:p>
          </table:table-cell>
          <table:table-cell table:style-name="Tabela2.A2" office:value-type="string">
            <text:p text:style-name="P65">INT</text:p>
          </table:table-cell>
          <table:table-cell table:style-name="Tabela2.A2" office:value-type="string">
            <text:p text:style-name="P65">17</text:p>
          </table:table-cell>
          <table:table-cell table:style-name="Tabela2.E2" office:value-type="string">
            <text:p text:style-name="P65">40%</text:p>
          </table:table-cell>
        </table:table-row>
        <table:table-row>
          <table:table-cell table:style-name="Tabela2.A2" office:value-type="string">
            <text:p text:style-name="P64">Manipulação</text:p>
          </table:table-cell>
          <table:table-cell table:style-name="Tabela2.A2" office:value-type="string">
            <text:p text:style-name="P65">40</text:p>
          </table:table-cell>
          <table:table-cell table:style-name="Tabela2.A2" office:value-type="string">
            <text:p text:style-name="P62">-</text:p>
          </table:table-cell>
          <table:table-cell table:style-name="Tabela2.A2" office:value-type="string">
            <text:p text:style-name="P62">-</text:p>
          </table:table-cell>
          <table:table-cell table:style-name="Tabela2.E2" office:value-type="string">
            <text:p text:style-name="P65">40%</text:p>
          </table:table-cell>
        </table:table-row>
        <table:table-row>
          <table:table-cell table:style-name="Tabela2.A2" office:value-type="string">
            <text:p text:style-name="P46">- <text:span text:style-name="T21">Interrogatório</text:span></text:p>
          </table:table-cell>
          <table:table-cell table:style-name="Tabela2.A2" office:value-type="string">
            <text:p text:style-name="P65">20</text:p>
          </table:table-cell>
          <table:table-cell table:style-name="Tabela2.A2" office:value-type="string">
            <text:p text:style-name="P65">INT</text:p>
          </table:table-cell>
          <table:table-cell table:style-name="Tabela2.A2" office:value-type="string">
            <text:p text:style-name="P65">17</text:p>
          </table:table-cell>
          <table:table-cell table:style-name="Tabela2.E2" office:value-type="string">
            <text:p text:style-name="P65">37%</text:p>
          </table:table-cell>
        </table:table-row>
        <table:table-row>
          <table:table-cell table:style-name="Tabela2.A2" office:value-type="string">
            <text:p text:style-name="P46">- <text:span text:style-name="T21">Intimidação</text:span></text:p>
          </table:table-cell>
          <table:table-cell table:style-name="Tabela2.A2" office:value-type="string">
            <text:p text:style-name="P65">40</text:p>
          </table:table-cell>
          <table:table-cell table:style-name="Tabela2.A2" office:value-type="string">
            <text:p text:style-name="P65">WILL</text:p>
          </table:table-cell>
          <table:table-cell table:style-name="Tabela2.A2" office:value-type="string">
            <text:p text:style-name="P65">9</text:p>
          </table:table-cell>
          <table:table-cell table:style-name="Tabela2.E2" office:value-type="string">
            <text:p text:style-name="P65">49%</text:p>
          </table:table-cell>
        </table:table-row>
        <table:table-row>
          <table:table-cell table:style-name="Tabela2.A2" office:value-type="string">
            <text:p text:style-name="P46">- <text:span text:style-name="T21">Lábia</text:span></text:p>
          </table:table-cell>
          <table:table-cell table:style-name="Tabela2.A2" office:value-type="string">
            <text:p text:style-name="P65">20</text:p>
          </table:table-cell>
          <table:table-cell table:style-name="Tabela2.A2" office:value-type="string">
            <text:p text:style-name="P65">CAR</text:p>
          </table:table-cell>
          <table:table-cell table:style-name="Tabela2.A2" office:value-type="string">
            <text:p text:style-name="P65">13</text:p>
          </table:table-cell>
          <table:table-cell table:style-name="Tabela2.E2" office:value-type="string">
            <text:p text:style-name="P65">33%</text:p>
          </table:table-cell>
        </table:table-row>
        <table:table-row>
          <table:table-cell table:style-name="Tabela2.A2" office:value-type="string">
            <text:p text:style-name="P46">- <text:span text:style-name="T21">Liderança</text:span></text:p>
          </table:table-cell>
          <table:table-cell table:style-name="Tabela2.A2" office:value-type="string">
            <text:p text:style-name="P65">20</text:p>
          </table:table-cell>
          <table:table-cell table:style-name="Tabela2.A2" office:value-type="string">
            <text:p text:style-name="P65">CAR</text:p>
          </table:table-cell>
          <table:table-cell table:style-name="Tabela2.A2" office:value-type="string">
            <text:p text:style-name="P65">13</text:p>
          </table:table-cell>
          <table:table-cell table:style-name="Tabela2.E2" office:value-type="string">
            <text:p text:style-name="P65">33%</text:p>
          </table:table-cell>
        </table:table-row>
        <table:table-row>
          <table:table-cell table:style-name="Tabela2.A2" office:value-type="string">
            <text:p text:style-name="P51">Total</text:p>
          </table:table-cell>
          <table:table-cell table:style-name="Tabela2.E2" table:number-columns-spanned="4" office:value-type="string">
            <text:p text:style-name="P66">335</text:p>
          </table:table-cell>
          <table:covered-table-cell/>
          <table:covered-table-cell/>
          <table:covered-table-cell/>
        </table:table-row>
      </table:table>
      <text:p text:style-name="P14"><text:soft-page-break/><text:span text:style-name="T5">Perícias de combate são compradas com pontos de Perícia. A diferença entre estas Perícias e as Perícias normais é que as perícias de combate possuem </text:span><text:span text:style-name="T2">DOIS</text:span><text:span text:style-name="T5"> valores: o valor de ataque e o de defesa. Todos os Personagens começam com a </text:span><text:span text:style-name="T2">Perícia Briga DEX/ DEX</text:span><text:span text:style-name="T5">, mas pode aumentá-la com Pontos de Perícia. </text:span><text:span text:style-name="T7">Todas as perícias de combate são subgrupos da perícia </text:span><text:span text:style-name="T4">Combate</text:span><text:span text:style-name="T7">.</text:span></text:p>
      <text:p text:style-name="P37"/>
      <table:table table:name="Tabela4" table:style-name="Tabela4">
        <table:table-column table:style-name="Tabela4.A"/>
        <table:table-column table:style-name="Tabela4.B"/>
        <table:table-column table:style-name="Tabela4.A"/>
        <table:table-column table:style-name="Tabela4.B"/>
        <table:table-column table:style-name="Tabela4.E"/>
        <table:table-row>
          <table:table-cell table:style-name="Tabela4.A1" office:value-type="string">
            <text:p text:style-name="P49">Perícia</text:p>
          </table:table-cell>
          <table:table-cell table:style-name="Tabela4.A1" office:value-type="string">
            <text:p text:style-name="P50">Gasto</text:p>
          </table:table-cell>
          <table:table-cell table:style-name="Tabela4.A1" office:value-type="string">
            <text:p text:style-name="P50">Atributo</text:p>
          </table:table-cell>
          <table:table-cell table:style-name="Tabela4.A1" office:value-type="string">
            <text:p text:style-name="P52">Valor Atrb.</text:p>
          </table:table-cell>
          <table:table-cell table:style-name="Tabela4.E1" office:value-type="string">
            <text:p text:style-name="P50">Total</text:p>
          </table:table-cell>
        </table:table-row>
        <table:table-row>
          <table:table-cell table:style-name="Tabela4.A2" office:value-type="string">
            <text:p text:style-name="P71">Briga</text:p>
          </table:table-cell>
          <table:table-cell table:style-name="Tabela4.A2" office:value-type="string">
            <text:p text:style-name="P70">20 / 20</text:p>
          </table:table-cell>
          <table:table-cell table:style-name="Tabela4.A2" office:value-type="string">
            <text:p text:style-name="P70">DEX</text:p>
          </table:table-cell>
          <table:table-cell table:style-name="Tabela4.A2" office:value-type="string">
            <text:p text:style-name="P70">13</text:p>
          </table:table-cell>
          <table:table-cell table:style-name="Tabela4.E2" office:value-type="string">
            <text:p text:style-name="P70">33 / 33</text:p>
          </table:table-cell>
        </table:table-row>
        <table:table-row>
          <table:table-cell table:style-name="Tabela4.A2" office:value-type="string">
            <text:p text:style-name="P71">Facas</text:p>
          </table:table-cell>
          <table:table-cell table:style-name="Tabela4.A2" office:value-type="string">
            <text:p text:style-name="P70">10 / 0</text:p>
          </table:table-cell>
          <table:table-cell table:style-name="Tabela4.A2" office:value-type="string">
            <text:p text:style-name="P70">DEX</text:p>
          </table:table-cell>
          <table:table-cell table:style-name="Tabela4.A2" office:value-type="string">
            <text:p text:style-name="P70">13</text:p>
          </table:table-cell>
          <table:table-cell table:style-name="Tabela4.E2" office:value-type="string">
            <text:p text:style-name="P70">33 / 13</text:p>
          </table:table-cell>
        </table:table-row>
        <table:table-row>
          <table:table-cell table:style-name="Tabela4.A2" office:value-type="string">
            <text:p text:style-name="P54">Total</text:p>
          </table:table-cell>
          <table:table-cell table:style-name="Tabela4.E2" table:number-columns-spanned="4" office:value-type="string">
            <text:p text:style-name="P69">50</text:p>
          </table:table-cell>
          <table:covered-table-cell/>
          <table:covered-table-cell/>
          <table:covered-table-cell/>
        </table:table-row>
      </table:table>
      <text:p text:style-name="P37"/>
      <text:p text:style-name="P37">Aprimoramentos:</text:p>
      <text:p text:style-name="P13"><text:span text:style-name="T6">Cada Personagem dispõe de 5 pontos de Aprimoramento, com um limite de até -3 pontos negativos, obtidos com aprimoramentos negativos. Cada ponto negativo subtrai do</text:span><text:span text:style-name="T3"> </text:span><text:span text:style-name="T6">total gasto, assim um personagem pode adquirir até 8 pontos de aprimoramentos se pegar todos os negativos.</text:span></text:p>
      <text:p text:style-name="P23"/>
      <table:table table:name="Tabela3" table:style-name="Tabela3">
        <table:table-column table:style-name="Tabela3.A"/>
        <table:table-column table:style-name="Tabela3.B"/>
        <table:table-row>
          <table:table-cell table:style-name="Tabela3.A1" office:value-type="string">
            <text:p text:style-name="P53">Aprimoramento</text:p>
          </table:table-cell>
          <table:table-cell table:style-name="Tabela3.B1" office:value-type="string">
            <text:p text:style-name="P53">Custo</text:p>
          </table:table-cell>
        </table:table-row>
        <table:table-row>
          <table:table-cell table:style-name="Tabela3.A2" office:value-type="string">
            <text:p text:style-name="P67">Ambidestria</text:p>
          </table:table-cell>
          <table:table-cell table:style-name="Tabela3.B2" office:value-type="string">
            <text:p text:style-name="P68">2</text:p>
          </table:table-cell>
        </table:table-row>
        <table:table-row>
          <table:table-cell table:style-name="Tabela3.A2" office:value-type="string">
            <text:p text:style-name="P67">Contatos</text:p>
          </table:table-cell>
          <table:table-cell table:style-name="Tabela3.B2" office:value-type="string">
            <text:p text:style-name="P68">2</text:p>
          </table:table-cell>
        </table:table-row>
        <table:table-row>
          <table:table-cell table:style-name="Tabela3.A2" office:value-type="string">
            <text:p text:style-name="P67">Armas de Fogo</text:p>
          </table:table-cell>
          <table:table-cell table:style-name="Tabela3.B2" office:value-type="string">
            <text:p text:style-name="P68">1</text:p>
          </table:table-cell>
        </table:table-row>
        <table:table-row>
          <table:table-cell table:style-name="Tabela3.A2" office:value-type="string">
            <text:p text:style-name="P67">Total</text:p>
          </table:table-cell>
          <table:table-cell table:style-name="Tabela3.B2" office:value-type="string">
            <text:p text:style-name="P68">5</text:p>
          </table:table-cell>
        </table:table-row>
      </table:table>
      <text:p text:style-name="P23"/>
      <text:p text:style-name="P3">PV’s, PM’s, IP, Sorte</text:p>
      <text:p text:style-name="P15">Pontos de Vida são iguais à soma de Força mais Constituição divididos por 2 e arredondando para cima. Lembre-se de acrescentar 1 ponto por Nível. <text:span text:style-name="T25">Personagem que cheguem a 0 pontos de vida morrem.</text:span></text:p>
      <text:p text:style-name="P15">Pontos de Magia são iguais a 2 mais 1 ponto por Nível.</text:p>
      <text:p text:style-name="P15">O Índice de Proteção (IP) depende das armaduras que o Personagem estiver usando. Cada armadura possui um IP e uma penalidade para DEX e AGI.</text:p>
      <text:p text:style-name="P15">Sorte tem um valor igual ao <text:span text:style-name="T22">C</text:span>arisma x2.</text:p>
      <text:p text:style-name="P15"/>
      <text:p text:style-name="P4">Focus:</text:p>
      <text:p text:style-name="P16">Todos os personagens com aprimoramento <text:span text:style-name="T15">Aptidão Mágica</text:span><text:span text:style-name="T5"> recebem pontos de fotos que podem ser distribuídos entre os caminhos da magia, o nível nesse aprimoramento indicada quantos pontos de focos. Toda vez que o personagem gastar pontos em um caminho, ele não poderá aprender o caminho oposto. Os caminhos vão de 0 a 8. Um personagem pode combinar dois caminhos para gerar um efeito secundário, caminhos opostos não podem ser combinados.</text:span></text:p>
      <text:p text:style-name="P24"/>
      <table:table table:name="Tabela5" table:style-name="Tabela5">
        <table:table-column table:style-name="Tabela5.A"/>
        <table:table-column table:style-name="Tabela5.B" table:number-columns-repeated="5"/>
        <table:table-column table:style-name="Tabela5.A"/>
        <table:table-row>
          <table:table-cell table:style-name="Tabela5.A1" table:number-columns-spanned="7" office:value-type="string">
            <text:p text:style-name="P55">Caminhos da Magia</text:p>
          </table:table-cell>
          <table:covered-table-cell/>
          <table:covered-table-cell/>
          <table:covered-table-cell/>
          <table:covered-table-cell/>
          <table:covered-table-cell/>
          <table:covered-table-cell/>
        </table:table-row>
        <table:table-row>
          <table:table-cell table:style-name="Tabela5.A2" office:value-type="string">
            <text:p text:style-name="P62"/>
          </table:table-cell>
          <table:table-cell table:style-name="Tabela5.A2" office:value-type="string">
            <text:p text:style-name="P55">Fogo</text:p>
          </table:table-cell>
          <table:table-cell table:style-name="Tabela5.A2" office:value-type="string">
            <text:p text:style-name="P55">Água</text:p>
          </table:table-cell>
          <table:table-cell table:style-name="Tabela5.A2" office:value-type="string">
            <text:p text:style-name="P55">Terra</text:p>
          </table:table-cell>
          <table:table-cell table:style-name="Tabela5.A2" office:value-type="string">
            <text:p text:style-name="P55">Ar</text:p>
          </table:table-cell>
          <table:table-cell table:style-name="Tabela5.A2" office:value-type="string">
            <text:p text:style-name="P55">Luz</text:p>
          </table:table-cell>
          <table:table-cell table:style-name="Tabela5.G2" office:value-type="string">
            <text:p text:style-name="P55">Trevas</text:p>
          </table:table-cell>
        </table:table-row>
        <table:table-row>
          <table:table-cell table:style-name="Tabela5.A2" office:value-type="string">
            <text:p text:style-name="P55">Fogo</text:p>
          </table:table-cell>
          <table:table-cell table:style-name="Tabela5.A2" office:value-type="string">
            <text:p text:style-name="P62">-</text:p>
          </table:table-cell>
          <table:table-cell table:style-name="Tabela5.A2" office:value-type="string">
            <text:p text:style-name="P55">Oposto</text:p>
          </table:table-cell>
          <table:table-cell table:style-name="Tabela5.A2" office:value-type="string">
            <text:p text:style-name="P72">Magma</text:p>
          </table:table-cell>
          <table:table-cell table:style-name="Tabela5.A2" office:value-type="string">
            <text:p text:style-name="P72">Fumaça</text:p>
          </table:table-cell>
          <table:table-cell table:style-name="Tabela5.A2" office:value-type="string">
            <text:p text:style-name="P72">Cor</text:p>
          </table:table-cell>
          <table:table-cell table:style-name="Tabela5.G2" office:value-type="string">
            <text:p text:style-name="P72">Cinzas</text:p>
          </table:table-cell>
        </table:table-row>
        <table:table-row>
          <table:table-cell table:style-name="Tabela5.A2" office:value-type="string">
            <text:p text:style-name="P55">Água</text:p>
          </table:table-cell>
          <table:table-cell table:style-name="Tabela5.A2" office:value-type="string">
            <text:p text:style-name="P55">Oposto</text:p>
          </table:table-cell>
          <table:table-cell table:style-name="Tabela5.A2" office:value-type="string">
            <text:p text:style-name="P72">-</text:p>
          </table:table-cell>
          <table:table-cell table:style-name="Tabela5.A2" office:value-type="string">
            <text:p text:style-name="P72">Barro</text:p>
          </table:table-cell>
          <table:table-cell table:style-name="Tabela5.A2" office:value-type="string">
            <text:p text:style-name="P72">Gelo</text:p>
          </table:table-cell>
          <table:table-cell table:style-name="Tabela5.A2" office:value-type="string">
            <text:p text:style-name="P72">Vapor</text:p>
          </table:table-cell>
          <table:table-cell table:style-name="Tabela5.G2" office:value-type="string">
            <text:p text:style-name="P72">Veneno</text:p>
          </table:table-cell>
        </table:table-row>
        <table:table-row>
          <table:table-cell table:style-name="Tabela5.A2" office:value-type="string">
            <text:p text:style-name="P55">Terra</text:p>
          </table:table-cell>
          <table:table-cell table:style-name="Tabela5.A2" office:value-type="string">
            <text:p text:style-name="P72">Magma</text:p>
          </table:table-cell>
          <table:table-cell table:style-name="Tabela5.A2" office:value-type="string">
            <text:p text:style-name="P72">Barro</text:p>
          </table:table-cell>
          <table:table-cell table:style-name="Tabela5.A2" office:value-type="string">
            <text:p text:style-name="P62">-</text:p>
          </table:table-cell>
          <table:table-cell table:style-name="Tabela5.A2" office:value-type="string">
            <text:p text:style-name="P55">Oposto</text:p>
          </table:table-cell>
          <table:table-cell table:style-name="Tabela5.A2" office:value-type="string">
            <text:p text:style-name="P72">Cristal</text:p>
          </table:table-cell>
          <table:table-cell table:style-name="Tabela5.G2" office:value-type="string">
            <text:p text:style-name="P72">Pó</text:p>
          </table:table-cell>
        </table:table-row>
        <table:table-row>
          <table:table-cell table:style-name="Tabela5.A2" office:value-type="string">
            <text:p text:style-name="P55">Ar</text:p>
          </table:table-cell>
          <table:table-cell table:style-name="Tabela5.A2" office:value-type="string">
            <text:p text:style-name="P72">Fumaça</text:p>
          </table:table-cell>
          <table:table-cell table:style-name="Tabela5.A2" office:value-type="string">
            <text:p text:style-name="P72">Gelo</text:p>
          </table:table-cell>
          <table:table-cell table:style-name="Tabela5.A2" office:value-type="string">
            <text:p text:style-name="P55">Oposto</text:p>
          </table:table-cell>
          <table:table-cell table:style-name="Tabela5.A2" office:value-type="string">
            <text:p text:style-name="P62">-</text:p>
          </table:table-cell>
          <table:table-cell table:style-name="Tabela5.A2" office:value-type="string">
            <text:p text:style-name="P72">Relâmpago</text:p>
          </table:table-cell>
          <table:table-cell table:style-name="Tabela5.G2" office:value-type="string">
            <text:p text:style-name="P72">Vácuo</text:p>
          </table:table-cell>
        </table:table-row>
        <table:table-row>
          <table:table-cell table:style-name="Tabela5.A2" office:value-type="string">
            <text:p text:style-name="P55">Luz</text:p>
          </table:table-cell>
          <table:table-cell table:style-name="Tabela5.A2" office:value-type="string">
            <text:p text:style-name="P72">Cor</text:p>
          </table:table-cell>
          <table:table-cell table:style-name="Tabela5.A2" office:value-type="string">
            <text:p text:style-name="P72">Vapor</text:p>
          </table:table-cell>
          <table:table-cell table:style-name="Tabela5.A2" office:value-type="string">
            <text:p text:style-name="P72">Cristal</text:p>
          </table:table-cell>
          <table:table-cell table:style-name="Tabela5.A2" office:value-type="string">
            <text:p text:style-name="P72">Relâmpago</text:p>
          </table:table-cell>
          <table:table-cell table:style-name="Tabela5.A2" office:value-type="string">
            <text:p text:style-name="P62">-</text:p>
          </table:table-cell>
          <table:table-cell table:style-name="Tabela5.G2" office:value-type="string">
            <text:p text:style-name="P55">Oposto</text:p>
          </table:table-cell>
        </table:table-row>
        <table:table-row>
          <table:table-cell table:style-name="Tabela5.A2" office:value-type="string">
            <text:p text:style-name="P55">Trevas</text:p>
          </table:table-cell>
          <table:table-cell table:style-name="Tabela5.A2" office:value-type="string">
            <text:p text:style-name="P72">Cinzas</text:p>
          </table:table-cell>
          <table:table-cell table:style-name="Tabela5.A2" office:value-type="string">
            <text:p text:style-name="P72">Veneno</text:p>
          </table:table-cell>
          <table:table-cell table:style-name="Tabela5.A2" office:value-type="string">
            <text:p text:style-name="P72">Pó</text:p>
          </table:table-cell>
          <table:table-cell table:style-name="Tabela5.A2" office:value-type="string">
            <text:p text:style-name="P72">Vácuo</text:p>
          </table:table-cell>
          <table:table-cell table:style-name="Tabela5.A2" office:value-type="string">
            <text:p text:style-name="P55">Oposto</text:p>
          </table:table-cell>
          <table:table-cell table:style-name="Tabela5.G2" office:value-type="string">
            <text:p text:style-name="P62">-</text:p>
          </table:table-cell>
        </table:table-row>
      </table:table>
      <text:p text:style-name="P38"><text:soft-page-break/>Testes</text:p>
      <text:p text:style-name="P17"><text:span text:style-name="T5">Toda vez que o personagem estive em uma situação incerta, ele deverá fazer um teste de perícia ou atributo, neste caso ele rola 1d100, se o resultado for igual ou menor que o valor da perícia / atributo ele foi bem-sucedido, caso contrário ele falhou. </text:span><text:span text:style-name="T8">Rolagens que resultem em um resultado acima de 95% sempre serão consideradas falhas.</text:span></text:p>
      <text:p text:style-name="P25"/>
      <text:p text:style-name="P5"><text:span text:style-name="T8">A</text:span><text:span text:style-name="T5">tributo em Vez de Perícia:</text:span></text:p>
      <text:p text:style-name="P27">Sempre que um personagem for usar uma ação para o qual ele não tenha uma perícia adequada, ele pode usar o seu valor do atributo como se fosse a perícia. O mesmo vale para testes de perícia vs atributo.</text:p>
      <text:p text:style-name="P25"/>
      <text:p text:style-name="P39">Testes Resistidos</text:p>
      <text:p text:style-name="P26">Toda vez que um personagem está em uma disputa contra outro, determina-se que é o ativo (que faz ação) e o passivo (que resiste a ela) e faz-se o cálculo: Perícia Ativo + 50 – Perícia Passivo = Margem do teste. Valores iguais ou maiores a 100 sempre serão considerados sucesso automáticos, valores iguais ou menores a zero serão considerados falhas automáticas.</text:p>
      <text:p text:style-name="P40"/>
      <text:p text:style-name="P5"><text:span text:style-name="T8">D</text:span><text:span text:style-name="T5">ificuldade</text:span></text:p>
      <text:p text:style-name="P27">Sempre que o personagem estiver em uma situação adversa que dificulte sua ação, ele deve realizar o teste com metade do valor. Caso essa situação adversa favoreça ele, ele usará o dobro do valor.</text:p>
      <text:p text:style-name="P27"/>
      <text:p text:style-name="P41">Usando a Sorte</text:p>
      <text:p text:style-name="P18"><text:span text:style-name="T5">A qualquer momento o personagem pode usar a sorte para decidir a ação, ao fazer isso deverá fazer um teste de sorte. Caso seja bem-sucedido, ele realizou a ação com sucesso, caso contrário ele falhou. Todo sucesso no teste de sorte </text:span><text:span text:style-name="T2">diminui </text:span><text:span text:style-name="T5">o valor da sorte em 1 e toda falha </text:span><text:span text:style-name="T2">aumenta </text:span><text:span text:style-name="T5">a sorte 1. </text:span><text:span text:style-name="T9">O valor máximo da sorte é de 2x o Carisma.</text:span></text:p>
      <text:p text:style-name="P28"/>
      <text:p text:style-name="P41">Combate</text:p>
      <text:list xml:id="list4112764347" text:style-name="L1">
        <text:list-item>
          <text:p text:style-name="P75">Os personagens agem na ordem de sua iniciativa.</text:p>
        </text:list-item>
        <text:list-item>
          <text:p text:style-name="P75">Todo personagem que realizar um ataque corporal faz um teste resistido de perícia do atacante vs perícia do defensor.</text:p>
        </text:list-item>
        <text:list-item>
          <text:p text:style-name="P75">Todo personagem que realizar um ataque a distância faz um teste resistido de perícia da arma.</text:p>
        </text:list-item>
        <text:list-item>
          <text:p text:style-name="P75">Caso acerte o ataque o personagem rola o dano da arma, diminui o IP do adversário e o restante é reduzido dos pontos de vida do oponente. Sempre será causado no mínimo 1 ponto de dano.</text:p>
        </text:list-item>
        <text:list-item>
          <text:p text:style-name="P75">Caso seja atingido enquanto realiza uma magia, um mago precisará passar em um teste de WILL ou perderá a magia.</text:p>
        </text:list-item>
      </text:list>
      <text:p text:style-name="P27"/>
      <text:p text:style-name="P42">Nível</text:p>
      <text:p text:style-name="P29">Todos os personagens inicial no Nível 0, ao subir para o Nível 1 eles recebe +1 Ponto de Atributo e +1 Ponto de Vida. A partir do Nível 1, toda vez que o personagem subir de nível ele recebe sempre +1 Ponto de Vida e +1 Ponto de Atributo e deverá escolher entre um upgrade Místico ou Mundano.</text:p>
      <text:p text:style-name="P29"/>
      <text:p text:style-name="P29">Caso escolha o Místico, ele recebe +1 Ponto de Focus, +1 Ponto de Magia e +10 Pontos de Perícia, caso escolha o upgrade Mundano ele recebe +25 Pontos de Perícia.</text:p>
      <text:p text:style-name="P30"/>
      <text:p text:style-name="P19"><text:span text:style-name="T5">No Nível 2 e a cada 3 níveis subsequentes (2, 5, 8, 11…) ele receberá +1 ponto de aprimoramento e mais 1 ponto de </text:span><text:span text:style-name="T10">S</text:span><text:span text:style-name="T5">orte.</text:span></text:p>
      <text:p text:style-name="P29"/>
      <text:p text:style-name="P31">Não existe limite de níveis, mas o indicado é 15.</text:p>
      <text:p text:style-name="P31"/>
      <text:p text:style-name="P43"><text:soft-page-break/>Usando Magia</text:p>
      <text:p text:style-name="P20"><text:span text:style-name="T5">Toda vez que o personagem for realizar uma magia, ele deverá escolher quais caminhos pode usar, podendo usar um único ou dois e qual efeito vai realizar. O efeito varia com o nível da magia que é obtido da soma dos caminhos utilizados. Cada magia só pode ter um efeito por vez. Um personagem pode usar magia livremente desde que tenha Pontos de Magia para custear a magia. </text:span><text:span text:style-name="T14">Cada magia custa 1 Ponto de Magia por nível.</text:span><text:span text:style-name="T5"> Toda vez que ele usa a magia ele gasta os seus pontos de magia, precisando de 30 minutos de descanso para recuperá-los.</text:span></text:p>
      <text:p text:style-name="P32"/>
      <text:p text:style-name="P43">Contra Magia</text:p>
      <text:p text:style-name="P9"><text:span text:style-name="T18">Todo mago pode optar por anular a magia de outro, para isso ele precisará fazer um teste de percepção para identificar de que magia se trata. Em seguida ele deverá realizar uma magia com caminho oposto, para cada 1 nível magia que invoca desta forma ele anula 1 nível de magia do adversário. A contra magia consome pontos de magia como se fosse uma magia comum. Magias com elementos compostos podem ser anuladas magias que usem ao menso 1 caminho oposto a elas. </text:span><text:span text:style-name="T19">Em combate, um mago só pode anular a magia do outro caso ainda não tenha agido ou tenha passado sua </text:span><text:span text:style-name="T20">turno sem agir.</text:span></text:p>
      <text:p text:style-name="P33"/>
      <text:p text:style-name="P6"><text:span text:style-name="T11">D</text:span><text:span text:style-name="T5">uração</text:span></text:p>
      <text:p text:style-name="P21"><text:span text:style-name="T5">Toda magia dura 2d6 + Nível em turnos. </text:span><text:span text:style-name="T12">Magias de dano direto são consideradas instantâneas e não tem duração prolongada, </text:span><text:span text:style-name="T13">elas causam o uma única vez.</text:span></text:p>
      <text:p text:style-name="P34"/>
      <table:table table:name="Tabela6" table:style-name="Tabela6">
        <table:table-column table:style-name="Tabela6.A"/>
        <table:table-column table:style-name="Tabela6.B"/>
        <table:table-column table:style-name="Tabela6.C"/>
        <table:table-column table:style-name="Tabela6.D"/>
        <table:table-column table:style-name="Tabela6.E"/>
        <table:table-row>
          <table:table-cell table:style-name="Tabela6.A1" office:value-type="string">
            <text:p text:style-name="P56">Nivel</text:p>
          </table:table-cell>
          <table:table-cell table:style-name="Tabela6.A1" office:value-type="string">
            <text:p text:style-name="P56">Aumento de Atributo</text:p>
          </table:table-cell>
          <table:table-cell table:style-name="Tabela6.A1" office:value-type="string">
            <text:p text:style-name="P56">Dano Direto</text:p>
          </table:table-cell>
          <table:table-cell table:style-name="Tabela6.A1" office:value-type="string">
            <text:p text:style-name="P56">Aumento de Dano</text:p>
          </table:table-cell>
          <table:table-cell table:style-name="Tabela6.E1" office:value-type="string">
            <text:p text:style-name="P56">IP</text:p>
          </table:table-cell>
        </table:table-row>
        <table:table-row>
          <table:table-cell table:style-name="Tabela6.A2" office:value-type="string">
            <text:p text:style-name="P74">1</text:p>
          </table:table-cell>
          <table:table-cell table:style-name="Tabela6.A2" office:value-type="string">
            <text:p text:style-name="P74">+2</text:p>
          </table:table-cell>
          <table:table-cell table:style-name="Tabela6.A2" office:value-type="string">
            <text:p text:style-name="P74">2</text:p>
          </table:table-cell>
          <table:table-cell table:style-name="Tabela6.A2" office:value-type="string">
            <text:p text:style-name="P74">1</text:p>
          </table:table-cell>
          <table:table-cell table:style-name="Tabela6.E2" office:value-type="string">
            <text:p text:style-name="P74">1</text:p>
          </table:table-cell>
        </table:table-row>
        <table:table-row>
          <table:table-cell table:style-name="Tabela6.A2" office:value-type="string">
            <text:p text:style-name="P74">2</text:p>
          </table:table-cell>
          <table:table-cell table:style-name="Tabela6.A2" office:value-type="string">
            <text:p text:style-name="P74">+4</text:p>
          </table:table-cell>
          <table:table-cell table:style-name="Tabela6.A2" office:value-type="string">
            <text:p text:style-name="P74">1d6</text:p>
          </table:table-cell>
          <table:table-cell table:style-name="Tabela6.A2" office:value-type="string">
            <text:p text:style-name="P74">2</text:p>
          </table:table-cell>
          <table:table-cell table:style-name="Tabela6.E2" office:value-type="string">
            <text:p text:style-name="P74">2</text:p>
          </table:table-cell>
        </table:table-row>
        <table:table-row>
          <table:table-cell table:style-name="Tabela6.A2" office:value-type="string">
            <text:p text:style-name="P74">3</text:p>
          </table:table-cell>
          <table:table-cell table:style-name="Tabela6.A2" office:value-type="string">
            <text:p text:style-name="P74">+6</text:p>
          </table:table-cell>
          <table:table-cell table:style-name="Tabela6.A2" office:value-type="string">
            <text:p text:style-name="P74">1d6+2</text:p>
          </table:table-cell>
          <table:table-cell table:style-name="Tabela6.A2" office:value-type="string">
            <text:p text:style-name="P74">1d6</text:p>
          </table:table-cell>
          <table:table-cell table:style-name="Tabela6.E2" office:value-type="string">
            <text:p text:style-name="P74">3</text:p>
          </table:table-cell>
        </table:table-row>
        <table:table-row>
          <table:table-cell table:style-name="Tabela6.A2" office:value-type="string">
            <text:p text:style-name="P74">4</text:p>
          </table:table-cell>
          <table:table-cell table:style-name="Tabela6.A2" office:value-type="string">
            <text:p text:style-name="P74">+8</text:p>
          </table:table-cell>
          <table:table-cell table:style-name="Tabela6.A2" office:value-type="string">
            <text:p text:style-name="P74">2d6</text:p>
          </table:table-cell>
          <table:table-cell table:style-name="Tabela6.A2" office:value-type="string">
            <text:p text:style-name="P74">1d6+2</text:p>
          </table:table-cell>
          <table:table-cell table:style-name="Tabela6.E2" office:value-type="string">
            <text:p text:style-name="P74">4</text:p>
          </table:table-cell>
        </table:table-row>
        <table:table-row>
          <table:table-cell table:style-name="Tabela6.A2" office:value-type="string">
            <text:p text:style-name="P74">5</text:p>
          </table:table-cell>
          <table:table-cell table:style-name="Tabela6.A2" office:value-type="string">
            <text:p text:style-name="P74">+10</text:p>
          </table:table-cell>
          <table:table-cell table:style-name="Tabela6.A2" office:value-type="string">
            <text:p text:style-name="P74">3d6</text:p>
          </table:table-cell>
          <table:table-cell table:style-name="Tabela6.A2" office:value-type="string">
            <text:p text:style-name="P74">2d6</text:p>
          </table:table-cell>
          <table:table-cell table:style-name="Tabela6.E2" office:value-type="string">
            <text:p text:style-name="P74">5</text:p>
          </table:table-cell>
        </table:table-row>
        <table:table-row>
          <table:table-cell table:style-name="Tabela6.A2" office:value-type="string">
            <text:p text:style-name="P74">6</text:p>
          </table:table-cell>
          <table:table-cell table:style-name="Tabela6.A2" office:value-type="string">
            <text:p text:style-name="P74">+12</text:p>
          </table:table-cell>
          <table:table-cell table:style-name="Tabela6.A2" office:value-type="string">
            <text:p text:style-name="P74">4d6</text:p>
          </table:table-cell>
          <table:table-cell table:style-name="Tabela6.A2" office:value-type="string">
            <text:p text:style-name="P74">2d6+2</text:p>
          </table:table-cell>
          <table:table-cell table:style-name="Tabela6.E2" office:value-type="string">
            <text:p text:style-name="P74">6</text:p>
          </table:table-cell>
        </table:table-row>
        <table:table-row>
          <table:table-cell table:style-name="Tabela6.A2" office:value-type="string">
            <text:p text:style-name="P74">7</text:p>
          </table:table-cell>
          <table:table-cell table:style-name="Tabela6.A2" office:value-type="string">
            <text:p text:style-name="P74">+14</text:p>
          </table:table-cell>
          <table:table-cell table:style-name="Tabela6.A2" office:value-type="string">
            <text:p text:style-name="P74">5d6</text:p>
          </table:table-cell>
          <table:table-cell table:style-name="Tabela6.A2" office:value-type="string">
            <text:p text:style-name="P74">3d6</text:p>
          </table:table-cell>
          <table:table-cell table:style-name="Tabela6.E2" office:value-type="string">
            <text:p text:style-name="P74">7</text:p>
          </table:table-cell>
        </table:table-row>
        <table:table-row>
          <table:table-cell table:style-name="Tabela6.A2" office:value-type="string">
            <text:p text:style-name="P74">8</text:p>
          </table:table-cell>
          <table:table-cell table:style-name="Tabela6.A2" office:value-type="string">
            <text:p text:style-name="P74">+16</text:p>
          </table:table-cell>
          <table:table-cell table:style-name="Tabela6.A2" office:value-type="string">
            <text:p text:style-name="P74">6d6</text:p>
          </table:table-cell>
          <table:table-cell table:style-name="Tabela6.A2" office:value-type="string">
            <text:p text:style-name="P74">3d6+2</text:p>
          </table:table-cell>
          <table:table-cell table:style-name="Tabela6.E2" office:value-type="string">
            <text:p text:style-name="P74">8</text:p>
          </table:table-cell>
        </table:table-row>
      </table:table>
      <text:p text:style-name="P44"/>
      <text:p text:style-name="P45">Equipamentos:</text:p>
      <text:p text:style-name="P35">Toda arma branca terá um valor de Iniciativa e Dano (geralmente indicado em dados), o dano é o valor provocado quando ela acerta o oponente e a iniciativa é a redução na iniciativa provada pelo uso da arma.</text:p>
      <text:p text:style-name="P35"/>
      <text:p text:style-name="P35">Armas de fogo tem os mesmos atributos que armas brancas com a diferença que possuem um valor de pente e cadência. O pente indica quantos disparos ela realiza antes de ficar descarregada e a cadência indica quantos disparos consegue realizar por turno em uma única ação. Recarregar um<text:span text:style-name="T25">a</text:span> arma de fogo leva 1 turno inteiro.</text:p>
      <text:p text:style-name="P35"/>
      <text:p text:style-name="P36">Armaduras tem apenas três valores, um valor de IP que indica qual será o IP daquela armadura, um valor de DEX que indica a penalidade em DEX por usá-la e o valor em AGI que indica a penalidade em agi por usá-l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22T10:00:51.508000000</meta:creation-date>
    <dc:date>2020-11-22T19:43:34.573000000</dc:date>
    <meta:editing-duration>PT2H17M23S</meta:editing-duration>
    <meta:editing-cycles>34</meta:editing-cycles>
    <meta:generator>LibreOffice/6.4.5.2$Windows_X86_64 LibreOffice_project/a726b36747cf2001e06b58ad5db1aa3a9a1872d6</meta:generator>
    <meta:document-statistic meta:table-count="6" meta:image-count="0" meta:object-count="0" meta:page-count="4" meta:paragraph-count="278" meta:word-count="1584" meta:character-count="8466" meta:non-whitespace-character-count="7163"/>
  </office:meta>
</office:document-meta>
</file>